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officeooo:paragraph-rsid="004e7e54"/>
    </style:style>
    <style:style style:name="P3" style:family="paragraph" style:parent-style-name="Heading_20_1">
      <style:paragraph-properties fo:line-height="150%"/>
      <style:text-properties style:font-name="Liberation Sans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bold" officeooo:rsid="004e7e54" officeooo:paragraph-rsid="004e7e54" style:font-name-asian="Liberation Serif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bold" officeooo:rsid="00516cc4" officeooo:paragraph-rsid="0055e43a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53df57" officeooo:paragraph-rsid="005c0bef" style:font-name-asian="Noto Serif CJK SC" style:font-size-asian="14pt" style:font-weight-asian="normal" style:font-name-complex="FreeSans1" style:font-size-complex="14pt" style:font-weight-complex="normal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559b8f" officeooo:paragraph-rsid="00559b8f" style:font-name-asian="Noto Serif CJK SC" style:font-size-asian="14pt" style:font-weight-asian="normal" style:font-name-complex="FreeSans1" style:font-size-complex="14pt" style:font-weight-complex="normal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559b8f" officeooo:paragraph-rsid="0055e43a" style:font-name-asian="Noto Serif CJK SC" style:font-size-asian="14pt" style:font-weight-asian="normal" style:font-name-complex="FreeSans1" style:font-size-complex="14pt" style:font-weight-complex="normal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55e43a" officeooo:paragraph-rsid="00559b8f" style:font-name-asian="Noto Serif CJK SC" style:font-size-asian="14pt" style:font-weight-asian="normal" style:font-name-complex="FreeSans1" style:font-size-complex="14pt" style:font-weight-complex="normal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5d60ba" officeooo:paragraph-rsid="005d60ba" style:font-name-asian="Noto Serif CJK SC" style:font-size-asian="14pt" style:font-weight-asian="normal" style:font-name-complex="FreeSans1" style:font-size-complex="14pt" style:font-weight-complex="normal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fo:font-weight="bold" officeooo:rsid="005c0bef" officeooo:paragraph-rsid="005d60ba" style:font-weight-asian="bold" style:font-weight-complex="bold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fo:font-weight="bold" officeooo:rsid="00559b8f" officeooo:paragraph-rsid="005acb49" style:font-weight-asian="bold" style:font-weight-complex="bold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fo:font-weight="bold" officeooo:rsid="00559b8f" officeooo:paragraph-rsid="005d60ba" style:font-weight-asian="bold" style:font-weight-complex="bold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fo:font-weight="bold" officeooo:rsid="005af8d8" officeooo:paragraph-rsid="005af8d8" style:font-weight-asian="bold" style:font-weight-complex="bold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fo:font-weight="bold" officeooo:rsid="005d60ba" officeooo:paragraph-rsid="005d60ba" style:font-weight-asian="bold" style:font-weight-complex="bold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officeooo:rsid="00559b8f" officeooo:paragraph-rsid="005d60ba"/>
    </style:style>
    <style:style style:name="P17" style:family="paragraph" style:parent-style-name="Standard" style:list-style-name="L1">
      <style:paragraph-properties fo:line-height="150%" fo:text-align="justify" style:justify-single-word="false"/>
      <style:text-properties fo:font-weight="normal" officeooo:rsid="00559b8f" officeooo:paragraph-rsid="005d60ba" style:font-weight-asian="normal" style:font-weight-complex="normal"/>
    </style:style>
    <style:style style:name="T1" style:family="text">
      <style:text-properties officeooo:rsid="00516cc4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4ce2e4"/>
    </style:style>
    <style:style style:name="T5" style:family="text">
      <style:text-properties officeooo:rsid="004e345b"/>
    </style:style>
    <style:style style:name="T6" style:family="text">
      <style:text-properties officeooo:rsid="00570ece"/>
    </style:style>
    <style:style style:name="T7" style:family="text">
      <style:text-properties officeooo:rsid="0053df57"/>
    </style:style>
    <style:style style:name="T8" style:family="text">
      <style:text-properties officeooo:rsid="0041a84b"/>
    </style:style>
    <style:style style:name="T9" style:family="text">
      <style:text-properties fo:font-size="14pt" fo:font-weight="bold" officeooo:rsid="00448b24" style:font-name-asian="Liberation Serif" style:font-size-asian="14pt" style:font-weight-asian="bold" style:font-name-complex="Liberation Serif" style:font-size-complex="14pt" style:font-weight-complex="bold"/>
    </style:style>
    <style:style style:name="T10" style:family="text">
      <style:text-properties fo:font-size="14pt" fo:font-weight="bold" officeooo:rsid="0041a84b" style:font-name-asian="Liberation Serif" style:font-size-asian="14pt" style:font-weight-asian="bold" style:font-name-complex="Liberation Serif" style:font-size-complex="14pt" style:font-weight-complex="bold"/>
    </style:style>
    <style:style style:name="T11" style:family="text">
      <style:text-properties fo:font-size="14pt" fo:font-weight="normal" officeooo:rsid="0041a84b" style:font-name-asian="Liberation Serif" style:font-size-asian="14pt" style:font-weight-asian="normal" style:font-name-complex="Liberation Serif" style:font-size-complex="14pt" style:font-weight-complex="normal"/>
    </style:style>
    <style:style style:name="T12" style:family="text">
      <style:text-properties fo:font-size="14pt" fo:font-weight="normal" officeooo:rsid="00570ece" style:font-name-asian="Liberation Serif" style:font-size-asian="14pt" style:font-weight-asian="normal" style:font-name-complex="Liberation Serif" style:font-size-complex="14pt" style:font-weight-complex="normal"/>
    </style:style>
    <style:style style:name="T13" style:family="text">
      <style:text-properties fo:font-size="14pt" fo:font-weight="normal" officeooo:rsid="005d60ba" style:font-name-asian="Liberation Serif" style:font-size-asian="14pt" style:font-weight-asian="normal" style:font-name-complex="Liberation Serif" style:font-size-complex="14pt" style:font-weight-complex="normal"/>
    </style:style>
    <style:style style:name="T14" style:family="text">
      <style:text-properties style:font-name="Liberation Sans" fo:font-size="14pt" fo:font-weight="bold" style:font-name-asian="Noto Serif CJK SC" style:font-size-asian="14pt" style:font-weight-asian="bold" style:font-name-complex="FreeSans1" style:font-size-complex="14pt" style:font-weight-complex="bold"/>
    </style:style>
    <style:style style:name="T15" style:family="text">
      <style:text-properties style:font-name="Liberation Sans" fo:font-size="14pt" fo:font-weight="normal" style:font-name-asian="Noto Serif CJK SC" style:font-size-asian="14pt" style:font-weight-asian="normal" style:font-name-complex="FreeSans1" style:font-size-complex="14pt" style:font-weight-complex="normal"/>
    </style:style>
    <style:style style:name="T16" style:family="text">
      <style:text-properties style:font-name="Liberation Sans" fo:font-size="14pt" fo:font-weight="normal" officeooo:rsid="0055e43a" style:font-name-asian="Noto Serif CJK SC" style:font-size-asian="14pt" style:font-weight-asian="normal" style:font-name-complex="FreeSans1" style:font-size-complex="14pt" style:font-weight-complex="normal"/>
    </style:style>
    <style:style style:name="T17" style:family="text">
      <style:text-properties style:font-name="Liberation Sans" fo:font-size="14pt" fo:font-weight="normal" officeooo:rsid="0058f4fb" style:font-name-asian="Noto Serif CJK SC" style:font-size-asian="14pt" style:font-weight-asian="normal" style:font-name-complex="FreeSans1" style:font-size-complex="14pt" style:font-weight-complex="normal"/>
    </style:style>
    <style:style style:name="T18" style:family="text">
      <style:text-properties style:font-name="Liberation Sans" fo:font-size="14pt" fo:font-weight="normal" officeooo:rsid="005acb49" style:font-name-asian="Noto Serif CJK SC" style:font-size-asian="14pt" style:font-weight-asian="normal" style:font-name-complex="FreeSans1" style:font-size-complex="14pt" style:font-weight-complex="normal"/>
    </style:style>
    <style:style style:name="T19" style:family="text">
      <style:text-properties style:font-name="Liberation Sans" fo:font-size="14pt" fo:font-weight="normal" officeooo:rsid="005af8d8" style:font-name-asian="Noto Serif CJK SC" style:font-size-asian="14pt" style:font-weight-asian="normal" style:font-name-complex="FreeSans1" style:font-size-complex="14pt" style:font-weight-complex="normal"/>
    </style:style>
    <style:style style:name="T20" style:family="text">
      <style:text-properties style:font-name="Liberation Sans" fo:font-size="14pt" fo:font-weight="normal" officeooo:rsid="005c0bef" style:font-name-asian="Noto Serif CJK SC" style:font-size-asian="14pt" style:font-weight-asian="normal" style:font-name-complex="FreeSans1" style:font-size-complex="14pt" style:font-weight-complex="normal"/>
    </style:style>
    <style:style style:name="T21" style:family="text">
      <style:text-properties style:font-name="Liberation Sans" fo:font-size="14pt" fo:font-weight="normal" officeooo:rsid="00559b8f" style:font-name-asian="Noto Serif CJK SC" style:font-size-asian="14pt" style:font-weight-asian="normal" style:font-name-complex="FreeSans1" style:font-size-complex="14pt" style:font-weight-complex="normal"/>
    </style:style>
    <style:style style:name="T22" style:family="text">
      <style:text-properties style:font-name="Liberation Sans" fo:font-size="14pt" fo:font-weight="normal" officeooo:rsid="005d60ba" style:font-name-asian="Noto Serif CJK SC" style:font-size-asian="14pt" style:font-weight-asian="normal" style:font-name-complex="FreeSans1" style:font-size-complex="14pt" style:font-weight-complex="normal"/>
    </style:style>
    <style:style style:name="T23" style:family="text">
      <style:text-properties style:font-name="Liberation Sans" fo:font-size="14pt" style:font-name-asian="Noto Serif CJK SC" style:font-size-asian="14pt" style:font-name-complex="FreeSans1" style:font-size-complex="14pt"/>
    </style:style>
    <style:style style:name="T24" style:family="text">
      <style:text-properties style:font-name="Liberation Sans" fo:font-size="14pt" officeooo:rsid="0053df57" style:font-name-asian="Noto Serif CJK SC" style:font-size-asian="14pt" style:font-name-complex="FreeSans1" style:font-size-complex="14pt"/>
    </style:style>
    <style:style style:name="T25" style:family="text">
      <style:text-properties style:font-name="Liberation Sans" fo:font-size="14pt" officeooo:rsid="005d60ba" style:font-name-asian="Noto Serif CJK SC" style:font-size-asian="14pt" style:font-name-complex="FreeSans1" style:font-size-complex="14pt"/>
    </style:style>
    <style:style style:name="T26" style:family="text">
      <style:text-properties officeooo:rsid="00559b8f" style:font-name-asian="Noto Serif CJK SC" style:font-name-complex="FreeSans1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516cc4" style:font-weight-asian="normal" style:font-weight-complex="normal"/>
    </style:style>
    <style:style style:name="T29" style:family="text">
      <style:text-properties fo:font-weight="normal" officeooo:rsid="005c0bef" style:font-weight-asian="normal" style:font-weight-complex="normal"/>
    </style:style>
    <style:style style:name="T30" style:family="text">
      <style:text-properties fo:font-weight="normal" officeooo:rsid="005248d2" style:font-name-asian="Noto Serif CJK SC" style:font-weight-asian="normal" style:font-name-complex="FreeSans1" style:font-weight-complex="normal"/>
    </style:style>
    <style:style style:name="T31" style:family="text">
      <style:text-properties fo:font-weight="normal" officeooo:rsid="00559b8f" style:font-name-asian="Noto Serif CJK SC" style:font-weight-asian="normal" style:font-name-complex="FreeSans1" style:font-weight-complex="normal"/>
    </style:style>
    <style:style style:name="T32" style:family="text">
      <style:text-properties officeooo:rsid="005c0bef"/>
    </style:style>
    <style:style style:name="T33" style:family="text">
      <style:text-properties officeooo:rsid="005d60b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0">Objectif</text:span><text:span text:style-name="T9">s</text:span><text:span text:style-name="T11"> : </text:span><text:span text:style-name="T13">Comparer</text:span><text:span text:style-name="T12"> des nombres relatifs</text:span></text:p>
      <text:h text:style-name="P3" text:outline-level="1">Déroulé</text:h>
      <text:list xml:id="list1448517279" text:style-name="L1">
        <text:list-item>
          <text:p text:style-name="P4">Questions flash<text:span text:style-name="T27"> </text:span><text:span text:style-name="T28">(</text:span><text:span text:style-name="T29">5</text:span><text:span text:style-name="T28"> min)</text:span></text:p>
          <text:p text:style-name="P10">translations</text:p>
          <text:p text:style-name="P6"/>
        </text:list-item>
        <text:list-item>
          <text:p text:style-name="P11"><text:span text:style-name="T24">C</text:span><text:span text:style-name="T23">orrection TaF</text:span><text:span text:style-name="T15"> (</text:span><text:span text:style-name="T22">10</text:span><text:span text:style-name="T15"> min) : </text:span><text:span text:style-name="T21">ex </text:span><text:span text:style-name="T15">44 et 45</text:span><text:span text:style-name="T21"> p. 5</text:span><text:span text:style-name="T15">9</text:span></text:p>
          <text:list>
            <text:list-header>
              <text:p text:style-name="P7"/>
            </text:list-header>
          </text:list>
        </text:list-item>
        <text:list-item>
          <text:p text:style-name="P13"><text:span text:style-name="T23">Activité</text:span><text:span text:style-name="T15"> </text:span><text:span text:style-name="T22">(20 min)</text:span></text:p>
          <text:p text:style-name="P17"><text:span text:style-name="T25">Comparer des nombres rationnels</text:span></text:p>
          <text:list>
            <text:list-item>
              <text:p text:style-name="P15"><text:span text:style-name="T15">positifs en représentant leurs fractions sous forme de schéma</text:span></text:p>
            </text:list-item>
            <text:list-item>
              <text:p text:style-name="P15"><text:span text:style-name="T15">positifs et négatifs en les plaçant sur une droite graduée</text:span></text:p>
            </text:list-item>
          </text:list>
          <text:p text:style-name="P15"><text:span text:style-name="T15">Les écrire à chaque fois avec le même dénominateur et laisser les élèves identifier la règle eux-même.</text:span></text:p>
          <text:p text:style-name="P7"/>
        </text:list-item>
        <text:list-item>
          <text:p text:style-name="P16"><text:span text:style-name="T14">Institutionnalisation</text:span><text:span text:style-name="T15"> </text:span><text:span text:style-name="T16">(15 min)</text:span></text:p>
          <text:p text:style-name="P16"><text:span text:style-name="T22">Comparaison de</text:span><text:span text:style-name="T15"> quotients</text:span></text:p>
          <text:p text:style-name="P9"/>
        </text:list-item>
        <text:list-item>
          <text:p text:style-name="P5"><text:span text:style-name="T26">TaF</text:span></text:p>
          <text:list>
            <text:list-item>
              <text:p text:style-name="P8">ex <text:span text:style-name="T33">27 et 28</text:span> p. 5<text:span text:style-name="T32">9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date-style style:name="N129">
      <number:day number:calendar="jewish"/>
      <number:text> </number:text>
      <number:month number:calendar="jewish" number:style="long" number:textual="true"/>
    </number:date-style>
    <number:currency-style style:name="N12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8P0"/>
    </number:currency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9">
      <number:month number:calendar="jewish" number:style="long" number:textual="true"/>
      <number:text> </number:text>
      <number:day number:calendar="jewish"/>
    </number:date-style>
    <number:currency-style style:name="N11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1P0"/>
    </number:currency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12"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14P0" style:volatile="true">
      <number:number number:decimal-places="2" number:min-decimal-places="2" number:min-integer-digits="1" number:grouping="true"/>
      <number:text> </number:text>
    </number:number-style>
    <number:number-style style:name="N11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currency-style style:name="N11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6P0"/>
    </number:currency-style>
    <number:date-style style:name="N11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3P0"/>
    </number:currency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officeooo:rsid="00516cc4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4ce2e4"/>
    </style:style>
    <style:style style:name="MT5" style:family="text">
      <style:text-properties officeooo:rsid="004e345b"/>
    </style:style>
    <style:style style:name="MT6" style:family="text">
      <style:text-properties officeooo:rsid="005d60ba"/>
    </style:style>
    <style:style style:name="MT7" style:family="text">
      <style:text-properties officeooo:rsid="0053df57"/>
    </style:style>
    <style:style style:name="MT8" style:family="text">
      <style:text-properties officeooo:rsid="0041a84b"/>
    </style:style>
    <style:style style:name="MT9" style:family="text">
      <style:text-properties officeooo:rsid="00570ec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1">5</text:span><text:span text:style-name="MT4"> – </text:span><text:span text:style-name="MT5">Nombres </text:span><text:span text:style-name="MT1">rationnels</text:span><text:tab/><text:span text:style-name="MT3">Séance </text:span><text:span text:style-name="MT6">5</text:span><text:span text:style-name="MT1"> (</text:span><text:span text:style-name="MT7">1</text:span><text:span text:style-name="MT1">h) </text:span><text:span text:style-name="MT8">- </text:span><text:span text:style-name="MT9">2</text:span><text:span text:style-name="MT6">1</text:span><text:span text:style-name="MT8">/</text:span><text:span text:style-name="MT5">1</text:span><text:span text:style-name="MT1">1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1-16T21:59:37.127729169</dc:date>
    <meta:editing-duration>PT10H36M20S</meta:editing-duration>
    <meta:editing-cycles>45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105" meta:character-count="542" meta:non-whitespace-character-count="467"/>
  </office:meta>
</office:document-meta>
</file>